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ZapfHumnstPL" svg:font-family="ZapfHumnstP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1.164cm" fo:margin-bottom="0.106cm" loext:contextual-spacing="false"/>
      <style:text-properties style:font-name="Times New Roman" fo:font-size="18pt" style:font-size-asian="18pt" style:font-name-complex="CastleT" style:font-size-complex="18pt"/>
    </style:style>
    <style:style style:name="P2" style:family="paragraph" style:parent-style-name="Header">
      <style:text-properties fo:color="#8b0002" style:font-name="Times New Roman" style:font-name-complex="ZapfHumnstPL"/>
    </style:style>
    <style:style style:name="P3" style:family="paragraph" style:parent-style-name="Header">
      <style:text-properties style:font-name="Times New Roman"/>
    </style:style>
    <style:style style:name="P4" style:family="paragraph" style:parent-style-name="Header">
      <style:paragraph-properties fo:margin-top="0cm" fo:margin-bottom="0.071cm" loext:contextual-spacing="false"/>
      <style:text-properties fo:color="#8b0002" style:font-name="Times New Roman" fo:font-size="10pt" style:font-size-asian="10pt" style:font-name-complex="ZapfHumnstPL" style:font-size-complex="10pt"/>
    </style:style>
    <style:style style:name="P5" style:family="paragraph" style:parent-style-name="Footer">
      <style:text-properties style:font-name="Times New Roman" fo:font-size="7.5pt" fo:language="en" fo:country="US" style:font-size-asian="7.5pt" style:font-name-complex="ZapfHumnstPL" style:font-size-complex="7.5pt"/>
    </style:style>
    <style:style style:name="P6" style:family="paragraph" style:parent-style-name="Standard">
      <style:text-properties style:font-name="Times New Roman"/>
    </style:style>
    <style:style style:name="P7" style:family="paragraph" style:parent-style-name="Standard">
      <style:paragraph-properties fo:text-align="end" style:justify-single-word="false"/>
      <style:text-properties style:font-name="Times New Roman"/>
    </style:style>
    <style:style style:name="P8" style:family="paragraph" style:parent-style-name="Standard" style:master-page-name="Standard">
      <style:paragraph-properties fo:text-align="end" style:justify-single-word="false" style:page-number="auto"/>
      <style:text-properties style:font-name="Times New Roman"/>
    </style:style>
    <style:style style:name="P9" style:family="paragraph" style:parent-style-name="Standard">
      <style:paragraph-properties fo:margin-left="0cm" fo:margin-right="0cm" fo:text-align="start" style:justify-single-word="false" fo:text-indent="0.953cm" style:auto-text-indent="false"/>
      <style:text-properties style:font-name="Times New Roman" fo:font-size="9pt" fo:font-weight="bold" officeooo:paragraph-rsid="003086e1" style:font-size-asian="9pt" style:font-weight-asian="bold" style:font-size-complex="9pt"/>
    </style:style>
    <style:style style:name="P10" style:family="paragraph" style:parent-style-name="Standard">
      <style:paragraph-properties fo:margin-left="0cm" fo:margin-right="0cm" fo:text-align="start" style:justify-single-word="false" fo:text-indent="0.953cm" style:auto-text-indent="false"/>
      <style:text-properties style:font-name="Times New Roman" fo:font-size="8pt" fo:language="en" fo:country="US" fo:font-weight="bold" style:font-size-asian="8pt" style:font-weight-asian="bold" style:font-size-complex="8pt"/>
    </style:style>
    <style:style style:name="P11" style:family="paragraph" style:parent-style-name="Standard">
      <style:paragraph-properties fo:margin-left="0.318cm" fo:margin-right="0cm" fo:text-align="start" style:justify-single-word="false" fo:text-indent="0.635cm" style:auto-text-indent="false"/>
      <style:text-properties style:font-name="Times New Roman" fo:font-size="8pt" fo:language="en" fo:country="US" fo:font-weight="bold" style:font-size-asian="8pt" style:font-weight-asian="bold" style:font-size-complex="8pt"/>
    </style:style>
    <style:style style:name="P12" style:family="paragraph" style:parent-style-name="Standard">
      <style:paragraph-properties fo:margin-left="0.318cm" fo:margin-right="0cm" fo:text-align="start" style:justify-single-word="false" fo:text-indent="0.635cm" style:auto-text-indent="false"/>
      <style:text-properties style:font-name="Times New Roman" fo:font-size="8pt" fo:font-weight="bold" style:font-size-asian="8pt" style:font-weight-asian="bold" style:font-size-complex="8pt"/>
    </style:style>
    <style:style style:name="P13" style:family="paragraph" style:parent-style-name="Standard">
      <style:paragraph-properties fo:text-align="end" style:justify-single-word="false"/>
      <style:text-properties style:font-name="Times New Roman" fo:font-size="9pt" fo:font-weight="bold" officeooo:rsid="00208578" officeooo:paragraph-rsid="00208578" style:font-size-asian="9pt" style:font-weight-asian="bold" style:font-name-complex="Arial" style:font-size-complex="9pt"/>
    </style:style>
    <style:style style:name="P14" style:family="paragraph" style:parent-style-name="Standard">
      <style:paragraph-properties fo:text-align="center" style:justify-single-word="false"/>
      <style:text-properties style:font-name="Times New Roman" fo:font-size="9pt" fo:font-weight="bold" officeooo:rsid="00208578" officeooo:paragraph-rsid="00208578" style:font-size-asian="9pt" style:font-weight-asian="bold" style:font-name-complex="Arial" style:font-size-complex="9pt"/>
    </style:style>
    <style:style style:name="P15" style:family="paragraph" style:parent-style-name="Standard">
      <style:paragraph-properties fo:text-align="end" style:justify-single-word="false"/>
      <style:text-properties style:font-name="Times New Roman" officeooo:paragraph-rsid="00208578"/>
    </style:style>
    <style:style style:name="P16" style:family="paragraph" style:parent-style-name="Standard">
      <style:paragraph-properties fo:text-align="center" style:justify-single-word="false"/>
      <style:text-properties style:font-name="Times New Roman" fo:font-size="8pt" style:font-size-asian="8pt" style:font-size-complex="8pt"/>
    </style:style>
    <style:style style:name="P17" style:family="paragraph" style:parent-style-name="Standard">
      <style:paragraph-properties fo:margin-left="0cm" fo:margin-right="0cm" fo:text-align="start" style:justify-single-word="false" fo:text-indent="0cm" style:auto-text-indent="false"/>
      <style:text-properties style:font-name="Times New Roman" fo:font-size="9pt" officeooo:paragraph-rsid="003086e1" style:font-size-asian="9pt" style:font-size-complex="9pt"/>
    </style:style>
    <style:style style:name="P18" style:family="paragraph">
      <style:paragraph-properties fo:text-align="center" style:writing-mode="lr-tb"/>
      <style:text-properties fo:font-size="12pt"/>
    </style:style>
    <style:style style:name="P19" style:family="paragraph">
      <style:paragraph-properties style:writing-mode="lr-tb"/>
      <style:text-properties fo:font-size="12pt"/>
    </style:style>
    <style:style style:name="P20" style:family="paragraph">
      <style:paragraph-properties fo:text-align="center" style:writing-mode="lr-tb"/>
    </style:style>
    <style:style style:name="P21" style:family="paragraph">
      <style:paragraph-properties style:writing-mode="lr-tb"/>
    </style:style>
    <style:style style:name="T1" style:family="text">
      <style:text-properties officeooo:rsid="00254ce4"/>
    </style:style>
    <style:style style:name="T2" style:family="text">
      <style:text-properties fo:font-size="7.5pt" style:font-size-asian="7.5pt" style:font-name-complex="ZapfHumnstPL" style:font-size-complex="7.5pt"/>
    </style:style>
    <style:style style:name="T3" style:family="text">
      <style:text-properties fo:color="#8b0002" fo:font-size="7.5pt" style:font-size-asian="7.5pt" style:font-name-complex="ZapfHumnstPL" style:font-size-complex="7.5pt"/>
    </style:style>
    <style:style style:name="T4" style:family="text">
      <style:text-properties officeooo:rsid="001efbf1"/>
    </style:style>
    <style:style style:name="T5" style:family="text">
      <style:text-properties fo:font-size="14pt" fo:font-weight="bold" style:font-size-asian="14pt" style:font-weight-asian="bold" style:font-name-complex="Arial" style:font-size-complex="14pt"/>
    </style:style>
    <style:style style:name="T6" style:family="text">
      <style:text-properties fo:font-size="14pt" fo:font-weight="bold" officeooo:rsid="001d446b" style:font-size-asian="14pt" style:font-weight-asian="bold" style:font-name-complex="Arial" style:font-size-complex="14pt"/>
    </style:style>
    <style:style style:name="T7" style:family="text">
      <style:text-properties fo:font-weight="bold" style:font-weight-asian="bold" style:font-weight-complex="bold"/>
    </style:style>
    <style:style style:name="T8" style:family="text">
      <style:text-properties fo:font-weight="bold" officeooo:rsid="001efbf1" style:font-weight-asian="bold" style:font-weight-complex="bold"/>
    </style:style>
    <style:style style:name="T9" style:family="text">
      <style:text-properties fo:font-weight="bold" officeooo:rsid="00343348" style:font-weight-asian="bold" style:font-weight-complex="bold"/>
    </style:style>
    <style:style style:name="T10" style:family="text">
      <style:text-properties fo:font-size="8pt" style:font-size-asian="8pt" style:font-size-complex="8pt"/>
    </style:style>
    <style:style style:name="T11" style:family="text">
      <style:text-properties fo:font-size="8pt" fo:language="en" fo:country="US" style:font-size-asian="8pt" style:font-size-complex="8pt"/>
    </style:style>
    <style:style style:name="T12" style:family="text">
      <style:text-properties fo:font-size="8pt" fo:language="en" fo:country="US" officeooo:rsid="001efbf1" style:font-size-asian="8pt" style:font-size-complex="8pt"/>
    </style:style>
    <style:style style:name="T13" style:family="text">
      <style:text-properties fo:font-size="8pt" fo:font-weight="bold" style:font-size-asian="8pt" style:font-weight-asian="bold" style:font-size-complex="8pt"/>
    </style: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background"/>
    </style:style>
    <style:style style:name="gr3" style:family="graphic">
      <style:graphic-properties style:run-through="background"/>
    </style:style>
    <style:style style:name="gr4" style:family="graphic">
      <style:graphic-properties draw:stroke="none" draw:fill="solid" draw:fill-color="#8b0002" draw:textarea-horizontal-align="left" draw:textarea-vertical-align="top" draw:auto-grow-height="false" fo:min-height="3.036cm" fo:min-width="1.319cm" fo:padding-top="0.229cm" fo:padding-bottom="0.229cm" fo:padding-left="0.441cm" fo:padding-right="0.441cm" fo:wrap-option="wrap" draw:shadow-color="#808080" style:run-through="background"/>
    </style:style>
    <style:style style:name="gr5" style:family="graphic">
      <style:graphic-properties draw:stroke="solid" svg:stroke-width="0.009cm" svg:stroke-color="#969696" draw:stroke-linejoin="round" svg:stroke-linecap="square" draw:fill="solid" draw:fill-color="#969696" draw:opacity="100%" draw:textarea-horizontal-align="left" draw:textarea-vertical-align="top" draw:auto-grow-height="false" fo:min-height="1.014cm" fo:min-width="0.616cm" fo:padding-top="0.229cm" fo:padding-bottom="0.229cm" fo:padding-left="0.441cm" fo:padding-right="0.441cm" fo:wrap-option="wrap" draw:shadow-color="#808080" style:run-through="background"/>
    </style:style>
    <style:style style:name="gr6" style:family="graphic">
      <style:graphic-properties draw:stroke="none" draw:fill="solid" draw:fill-color="#969696" draw:opacity="100%" draw:textarea-horizontal-align="left" draw:textarea-vertical-align="top" draw:auto-grow-height="false" fo:min-height="1.148cm" fo:min-width="0cm" fo:padding-top="0.229cm" fo:padding-bottom="0.229cm" fo:padding-left="0.441cm" fo:padding-right="0.441cm" fo:wrap-option="wrap" draw:shadow-color="#808080" style:run-through="background"/>
    </style:style>
    <style:style style:name="gr7" style:family="graphic">
      <style:graphic-properties draw:stroke="none" draw:fill="solid" draw:fill-color="#8b0002" draw:opacity="100%" draw:textarea-horizontal-align="left" draw:textarea-vertical-align="top" draw:auto-grow-height="false" fo:min-height="1.085cm" fo:min-width="0cm" fo:padding-top="0.229cm" fo:padding-bottom="0.229cm" fo:padding-left="0.441cm" fo:padding-right="0.441cm" fo:wrap-option="wrap" draw:shadow-color="#808080" style:run-through="background"/>
    </style:style>
    <style:style style:name="gr8"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background"/>
    </style:style>
    <style:style style:name="gr9"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10"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11" style:family="graphic">
      <style:graphic-properties draw:stroke="none" draw:fill="solid" draw:fill-color="#969696" draw:opacity="100%" draw:textarea-horizontal-align="left" draw:textarea-vertical-align="top" draw:auto-grow-height="false" fo:min-height="0.111cm" fo:min-width="0cm" fo:padding-top="0.229cm" fo:padding-bottom="0.229cm" fo:padding-left="0.441cm" fo:padding-right="0.441cm" fo:wrap-option="wrap" draw:shadow-color="#808080" style:run-through="background"/>
    </style:style>
    <style:style style:name="gr12"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background"/>
    </style:style>
    <style:style style:name="gr13"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background"/>
    </style:style>
    <style:style style:name="gr14" style:family="graphic">
      <style:graphic-properties draw:stroke="none" draw:fill="solid" draw:fill-color="#969594" draw:textarea-horizontal-align="left" draw:textarea-vertical-align="top" draw:auto-grow-height="false" fo:min-height="0.069cm" fo:min-width="0cm" fo:padding-top="0.229cm" fo:padding-bottom="0.229cm" fo:padding-left="0.441cm" fo:padding-right="0.441cm" fo:wrap-option="wrap" draw:shadow-color="#808080" style:run-through="background"/>
    </style:style>
    <style:style style:name="gr15" style:family="graphic">
      <style:graphic-properties draw:stroke="none" draw:fill="gradient" draw:fill-color="#ffffff" draw:fill-gradient-name="Gradient_20_2"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17"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18"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19"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0"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1"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2"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3"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4"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5"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6"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7"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8"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29"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0"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1"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2"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3"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4"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5"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6"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7"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8"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39"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0"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1"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2"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3"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4"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5"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6"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7"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8"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49"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0"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1"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2"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3"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4"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5"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6"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7"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8"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59"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60"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61"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62"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63"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64"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background"/>
    </style:style>
    <style:style style:name="gr65"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g text:anchor-type="char" draw:z-index="0" draw:style-name="gr1"><draw:rect draw:style-name="gr2" draw:text-style-name="P18" svg:width="2.202cm" svg:height="3.536cm" svg:x="-0.714cm" svg:y="-2.681cm"><text:p/></draw:rect><draw:g draw:style-name="gr3"><draw:custom-shape draw:style-name="gr4" draw:text-style-name="P19" svg:width="2.202cm" svg:height="3.495cm" svg:x="-0.714cm" svg:y="-2.681cm"><text:p/><draw:enhanced-geometry svg:viewBox="0 0 21600 21600" draw:type="rectangle" draw:enhanced-path="M 0 0 L 21600 0 21600 21600 0 21600 0 0 Z N"/></draw:custom-shape><draw:custom-shape draw:style-name="gr5" draw:text-style-name="P19" svg:width="1.498cm" svg:height="1.474cm" svg:x="-0.337cm" svg:y="-1.115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6" draw:text-style-name="P19" svg:width="0.223cm" svg:height="1.608cm" svg:x="0.297cm" svg:y="-0.979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7" draw:text-style-name="P19" svg:width="0.16cm" svg:height="1.544cm" svg:x="0.328cm" svg:y="-0.949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8" draw:text-style-name="P19" svg:width="0.735cm" svg:height="0.87cm" svg:x="0.043cm" svg:y="-0.75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9" draw:text-style-name="P19" svg:width="0.481cm" svg:height="0.198cm" svg:x="0.164cm" svg:y="-1.145cm"><text:p/><draw:enhanced-geometry svg:viewBox="0 0 2474 916" draw:type="non-primitive" draw:enhanced-path="M 2391 916 L 83 916 0 916 0 842 0 74 0 0 83 0 2391 0 2474 0 2474 74 2474 842 2474 916 2391 916 Z N"/></draw:custom-shape><draw:custom-shape draw:style-name="gr10" draw:text-style-name="P19" svg:width="0.414cm" svg:height="0.135cm" svg:x="0.2cm" svg:y="-1.115cm"><text:p/><draw:enhanced-geometry svg:viewBox="0 0 21600 21600" draw:type="rectangle" draw:enhanced-path="M 0 0 L 21600 0 21600 21600 0 21600 0 0 Z N"/></draw:custom-shape><draw:custom-shape draw:style-name="gr11" draw:text-style-name="P19" svg:width="0.398cm" svg:height="0.571cm" svg:x="-0.469cm" svg:y="-0.681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12" draw:text-style-name="P19" svg:width="0.414cm" svg:height="0.565cm" svg:x="0.902cm" svg:y="-0.679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9" draw:text-style-name="P19" svg:width="0.828cm" svg:height="0.394cm" svg:x="0.157cm" svg:y="-1.568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13" draw:text-style-name="P19" svg:width="0.675cm" svg:height="0.759cm" svg:x="0.073cm" svg:y="-0.72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9" draw:text-style-name="P19" svg:width="0.542cm" svg:height="0.248cm" svg:x="0.133cm" svg:y="-0.483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14" draw:text-style-name="P19" svg:width="0.288cm" svg:height="0.528cm" svg:x="0.21cm" svg:y="-0.598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p>
      <text:p text:style-name="P7"/>
      <text:p text:style-name="P6"><draw:g text:anchor-type="char" draw:z-index="1" draw:style-name="gr1"><draw:rect draw:style-name="gr15" draw:text-style-name="P20" svg:width="2.2cm" svg:height="7.453cm" svg:x="-0.714cm" svg:y="0.236cm"><text:p/></draw:rect><draw:g draw:style-name="gr3"><draw:custom-shape draw:style-name="gr16" draw:text-style-name="P21" svg:width="0.276cm" svg:height="0.01cm" svg:x="-0.268cm" svg:y="7.586cm"><text:p/><draw:enhanced-geometry svg:viewBox="0 0 453 68" draw:type="non-primitive" draw:enhanced-path="M 66 0 L 453 68 0 68 66 0 Z N"/></draw:custom-shape><draw:custom-shape draw:style-name="gr17" draw:text-style-name="P21" svg:width="0.345cm" svg:height="0.02cm" svg:x="-0.25cm" svg:y="7.576cm"><text:p/><draw:enhanced-geometry svg:viewBox="0 0 563 107" draw:type="non-primitive" draw:enhanced-path="M 171 107 L 0 77 75 0 563 86 543 107 171 107 Z N"/></draw:custom-shape><draw:custom-shape draw:style-name="gr18" draw:text-style-name="P21" svg:width="0.343cm" svg:height="0.027cm" svg:x="-0.225cm" svg:y="7.568cm"><text:p/><draw:enhanced-geometry svg:viewBox="0 0 562 145" draw:type="non-primitive" draw:enhanced-path="M 387 145 L 0 77 74 0 562 86 505 145 387 145 Z N"/></draw:custom-shape><draw:custom-shape draw:style-name="gr19" draw:text-style-name="P21" svg:width="0.343cm" svg:height="0.027cm" svg:x="-0.204cm" svg:y="7.563cm"><text:p/><draw:enhanced-geometry svg:viewBox="0 0 562 162" draw:type="non-primitive" draw:enhanced-path="M 488 162 L 0 76 73 0 562 86 488 162 Z N"/></draw:custom-shape><draw:custom-shape draw:style-name="gr20" draw:text-style-name="P21" svg:width="0.343cm" svg:height="0.033cm" svg:x="-0.181cm" svg:y="7.554cm"><text:p/><draw:enhanced-geometry svg:viewBox="0 0 562 163" draw:type="non-primitive" draw:enhanced-path="M 488 163 L 0 77 74 0 562 86 488 163 Z N"/></draw:custom-shape><draw:custom-shape draw:style-name="gr21" draw:text-style-name="P21" svg:width="0.345cm" svg:height="0.033cm" svg:x="-0.16cm" svg:y="7.546cm"><text:p/><draw:enhanced-geometry svg:viewBox="0 0 564 163" draw:type="non-primitive" draw:enhanced-path="M 489 163 L 0 77 75 0 564 86 489 163 Z N"/></draw:custom-shape><draw:custom-shape draw:style-name="gr22" draw:text-style-name="P21" svg:width="0.343cm" svg:height="0.029cm" svg:x="-0.135cm" svg:y="7.542cm"><text:p/><draw:enhanced-geometry svg:viewBox="0 0 562 162" draw:type="non-primitive" draw:enhanced-path="M 488 162 L 0 76 74 0 562 86 488 162 Z N"/></draw:custom-shape><draw:custom-shape draw:style-name="gr23" draw:text-style-name="P21" svg:width="0.343cm" svg:height="0.031cm" svg:x="-0.113cm" svg:y="7.533cm"><text:p/><draw:enhanced-geometry svg:viewBox="0 0 562 163" draw:type="non-primitive" draw:enhanced-path="M 489 163 L 0 77 74 0 562 86 489 163 Z N"/></draw:custom-shape><draw:custom-shape draw:style-name="gr24" draw:text-style-name="P21" svg:width="0.345cm" svg:height="0.031cm" svg:x="-0.091cm" svg:y="7.526cm"><text:p/><draw:enhanced-geometry svg:viewBox="0 0 563 163" draw:type="non-primitive" draw:enhanced-path="M 488 163 L 0 77 74 0 563 86 488 163 Z N"/></draw:custom-shape><draw:custom-shape draw:style-name="gr25" draw:text-style-name="P21" svg:width="0.345cm" svg:height="0.031cm" svg:x="-0.068cm" svg:y="7.519cm"><text:p/><draw:enhanced-geometry svg:viewBox="0 0 563 162" draw:type="non-primitive" draw:enhanced-path="M 488 162 L 0 76 74 0 563 86 488 162 Z N"/></draw:custom-shape><draw:custom-shape draw:style-name="gr26" draw:text-style-name="P21" svg:width="0.343cm" svg:height="0.033cm" svg:x="-0.044cm" svg:y="7.512cm"><text:p/><draw:enhanced-geometry svg:viewBox="0 0 562 163" draw:type="non-primitive" draw:enhanced-path="M 489 163 L 0 77 75 0 562 86 489 163 Z N"/></draw:custom-shape><draw:custom-shape draw:style-name="gr27" draw:text-style-name="P21" svg:width="0.343cm" svg:height="0.033cm" svg:x="-0.023cm" svg:y="7.505cm"><text:p/><draw:enhanced-geometry svg:viewBox="0 0 562 163" draw:type="non-primitive" draw:enhanced-path="M 489 163 L 0 77 74 0 562 86 489 163 Z N"/></draw:custom-shape><draw:custom-shape draw:style-name="gr28" draw:text-style-name="P21" svg:width="0.345cm" svg:height="0.029cm" svg:x="0cm" svg:y="7.498cm"><text:p/><draw:enhanced-geometry svg:viewBox="0 0 562 162" draw:type="non-primitive" draw:enhanced-path="M 487 162 L 0 76 73 0 562 86 487 162 Z N"/></draw:custom-shape><draw:custom-shape draw:style-name="gr29" draw:text-style-name="P21" svg:width="0.345cm" svg:height="0.029cm" svg:x="0.022cm" svg:y="7.493cm"><text:p/><draw:enhanced-geometry svg:viewBox="0 0 563 163" draw:type="non-primitive" draw:enhanced-path="M 488 163 L 0 77 75 0 563 86 488 163 Z N"/></draw:custom-shape><draw:custom-shape draw:style-name="gr30" draw:text-style-name="P21" svg:width="0.343cm" svg:height="0.029cm" svg:x="0.048cm" svg:y="7.486cm"><text:p/><draw:enhanced-geometry svg:viewBox="0 0 562 163" draw:type="non-primitive" draw:enhanced-path="M 489 163 L 0 77 75 0 562 86 489 163 Z N"/></draw:custom-shape><draw:custom-shape draw:style-name="gr31" draw:text-style-name="P21" svg:width="0.345cm" svg:height="0.033cm" svg:x="0.069cm" svg:y="7.475cm"><text:p/><draw:enhanced-geometry svg:viewBox="0 0 562 163" draw:type="non-primitive" draw:enhanced-path="M 488 163 L 0 77 73 0 562 87 488 163 Z N"/></draw:custom-shape><draw:custom-shape draw:style-name="gr32" draw:text-style-name="P21" svg:width="0.345cm" svg:height="0.029cm" svg:x="0.09cm" svg:y="7.47cm"><text:p/><draw:enhanced-geometry svg:viewBox="0 0 562 164" draw:type="non-primitive" draw:enhanced-path="M 487 164 L 0 78 73 0 562 87 487 164 Z N"/></draw:custom-shape><draw:custom-shape draw:style-name="gr33" draw:text-style-name="P21" svg:width="0.345cm" svg:height="0.033cm" svg:x="0.113cm" svg:y="7.461cm"><text:p/><draw:enhanced-geometry svg:viewBox="0 0 563 164" draw:type="non-primitive" draw:enhanced-path="M 489 164 L 0 77 75 0 563 87 489 164 Z N"/></draw:custom-shape><draw:custom-shape draw:style-name="gr34" draw:text-style-name="P21" svg:width="0.343cm" svg:height="0.031cm" svg:x="0.136cm" svg:y="7.456cm"><text:p/><draw:enhanced-geometry svg:viewBox="0 0 564 163" draw:type="non-primitive" draw:enhanced-path="M 489 163 L 0 76 75 0 564 87 489 163 Z N"/></draw:custom-shape><draw:custom-shape draw:style-name="gr35" draw:text-style-name="P21" svg:width="0.345cm" svg:height="0.029cm" svg:x="0.159cm" svg:y="7.449cm"><text:p/><draw:enhanced-geometry svg:viewBox="0 0 562 164" draw:type="non-primitive" draw:enhanced-path="M 488 164 L 0 77 74 0 562 87 488 164 Z N"/></draw:custom-shape><draw:custom-shape draw:style-name="gr36" draw:text-style-name="P21" svg:width="0.345cm" svg:height="0.033cm" svg:x="0.18cm" svg:y="7.441cm"><text:p/><draw:enhanced-geometry svg:viewBox="0 0 562 164" draw:type="non-primitive" draw:enhanced-path="M 489 164 L 0 77 74 0 562 87 489 164 Z N"/></draw:custom-shape><draw:custom-shape draw:style-name="gr37" draw:text-style-name="P21" svg:width="0.345cm" svg:height="0.031cm" svg:x="0.203cm" svg:y="7.433cm"><text:p/><draw:enhanced-geometry svg:viewBox="0 0 563 163" draw:type="non-primitive" draw:enhanced-path="M 488 163 L 0 76 74 0 563 87 488 163 Z N"/></draw:custom-shape><draw:custom-shape draw:style-name="gr38" draw:text-style-name="P21" svg:width="0.343cm" svg:height="0.027cm" svg:x="0.228cm" svg:y="7.429cm"><text:p/><draw:enhanced-geometry svg:viewBox="0 0 563 164" draw:type="non-primitive" draw:enhanced-path="M 488 164 L 0 77 74 0 563 87 488 164 Z N"/></draw:custom-shape><draw:custom-shape draw:style-name="gr39" draw:text-style-name="P21" svg:width="0.345cm" svg:height="0.033cm" svg:x="0.249cm" svg:y="7.419cm"><text:p/><draw:enhanced-geometry svg:viewBox="0 0 562 164" draw:type="non-primitive" draw:enhanced-path="M 489 164 L 0 77 75 0 562 87 489 164 Z N"/></draw:custom-shape><draw:custom-shape draw:style-name="gr40" draw:text-style-name="P21" svg:width="0.345cm" svg:height="0.033cm" svg:x="0.272cm" svg:y="7.412cm"><text:p/><draw:enhanced-geometry svg:viewBox="0 0 562 163" draw:type="non-primitive" draw:enhanced-path="M 489 163 L 0 76 74 0 562 86 489 163 Z N"/></draw:custom-shape><draw:custom-shape draw:style-name="gr41" draw:text-style-name="P21" svg:width="0.343cm" svg:height="0.031cm" svg:x="0.297cm" svg:y="7.406cm"><text:p/><draw:enhanced-geometry svg:viewBox="0 0 562 164" draw:type="non-primitive" draw:enhanced-path="M 487 164 L 0 77 73 0 562 86 487 164 Z N"/></draw:custom-shape><draw:custom-shape draw:style-name="gr42" draw:text-style-name="P21" svg:width="0.343cm" svg:height="0.031cm" svg:x="0.318cm" svg:y="7.401cm"><text:p/><draw:enhanced-geometry svg:viewBox="0 0 563 163" draw:type="non-primitive" draw:enhanced-path="M 488 163 L 0 77 75 0 563 86 488 163 Z N"/></draw:custom-shape><draw:custom-shape draw:style-name="gr43" draw:text-style-name="P21" svg:width="0.345cm" svg:height="0.031cm" svg:x="0.341cm" svg:y="7.392cm"><text:p/><draw:enhanced-geometry svg:viewBox="0 0 562 162" draw:type="non-primitive" draw:enhanced-path="M 489 162 L 0 76 75 0 562 86 489 162 Z N"/></draw:custom-shape><draw:custom-shape draw:style-name="gr44" draw:text-style-name="P21" svg:width="0.345cm" svg:height="0.029cm" svg:x="0.362cm" svg:y="7.385cm"><text:p/><draw:enhanced-geometry svg:viewBox="0 0 562 163" draw:type="non-primitive" draw:enhanced-path="M 488 163 L 0 77 73 0 562 86 488 163 Z N"/></draw:custom-shape><draw:custom-shape draw:style-name="gr45" draw:text-style-name="P21" svg:width="0.343cm" svg:height="0.034cm" svg:x="0.387cm" svg:y="7.376cm"><text:p/><draw:enhanced-geometry svg:viewBox="0 0 562 163" draw:type="non-primitive" draw:enhanced-path="M 487 163 L 0 77 73 0 562 86 487 163 Z N"/></draw:custom-shape><draw:custom-shape draw:style-name="gr46" draw:text-style-name="P21" svg:width="0.343cm" svg:height="0.024cm" svg:x="0.41cm" svg:y="7.376cm"><text:p/><draw:enhanced-geometry svg:viewBox="0 0 563 129" draw:type="non-primitive" draw:enhanced-path="M 489 129 L 0 43 42 0 266 0 563 53 489 129 Z N"/></draw:custom-shape><draw:custom-shape draw:style-name="gr47" draw:text-style-name="P21" svg:width="0.345cm" svg:height="0.017cm" svg:x="0.431cm" svg:y="7.376cm"><text:p/><draw:enhanced-geometry svg:viewBox="0 0 564 91" draw:type="non-primitive" draw:enhanced-path="M 489 91 L 0 5 5 0 482 0 564 14 489 91 Z N"/></draw:custom-shape><draw:custom-shape draw:style-name="gr48" draw:text-style-name="P21" svg:width="0.212cm" svg:height="0.011cm" svg:x="0.57cm" svg:y="7.376cm"><text:p/><draw:enhanced-geometry svg:viewBox="0 0 348 53" draw:type="non-primitive" draw:enhanced-path="M 297 53 L 0 0 348 0 297 53 Z N"/></draw:custom-shape><draw:custom-shape draw:style-name="gr49" draw:text-style-name="P21" svg:width="0.198cm" svg:height="0.027cm" svg:x="0.586cm" svg:y="7.353cm"><text:p/><draw:enhanced-geometry svg:viewBox="0 0 323 144" draw:type="non-primitive" draw:enhanced-path="M 310 144 L 228 130 323 130 310 144 Z M 0 0 L 167 29 157 30 147 32 136 32 126 32 104 32 85 29 66 27 50 23 35 19 22 13 10 7 0 0 Z N"/></draw:custom-shape><draw:custom-shape draw:style-name="gr50" draw:text-style-name="P21" svg:width="0.197cm" svg:height="0.018cm" svg:x="0.568cm" svg:y="7.343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51" draw:text-style-name="P21" svg:width="0.248cm" svg:height="0.022cm" svg:x="0.568cm" svg:y="7.336cm"><text:p/><draw:enhanced-geometry svg:viewBox="0 0 404 123" draw:type="non-primitive" draw:enhanced-path="M 197 123 L 30 94 19 86 11 76 6 66 1 55 0 43 0 29 3 15 8 0 404 70 377 80 350 90 325 99 298 106 272 112 247 117 223 121 197 123 Z N"/></draw:custom-shape><draw:custom-shape draw:style-name="gr52" draw:text-style-name="P21" svg:width="0.292cm" svg:height="0.025cm" svg:x="0.568cm" svg:y="7.329cm"><text:p/><draw:enhanced-geometry svg:viewBox="0 0 475 141" draw:type="non-primitive" draw:enhanced-path="M 319 141 L 0 85 0 76 1 65 3 56 7 46 10 34 15 24 22 12 27 0 475 79 465 84 453 89 420 105 385 118 352 131 319 141 Z N"/></draw:custom-shape><draw:custom-shape draw:style-name="gr53" draw:text-style-name="P21" svg:width="0.325cm" svg:height="0.031cm" svg:x="0.574cm" svg:y="7.318cm"><text:p/><draw:enhanced-geometry svg:viewBox="0 0 530 151" draw:type="non-primitive" draw:enhanced-path="M 396 151 L 0 81 8 63 18 43 32 22 47 0 530 85 508 97 488 109 467 119 445 129 433 135 421 140 408 146 396 151 Z N"/></draw:custom-shape><draw:custom-shape draw:style-name="gr54" draw:text-style-name="P21" svg:width="0.345cm" svg:height="0.029cm" svg:x="0.586cm" svg:y="7.313cm"><text:p/><draw:enhanced-geometry svg:viewBox="0 0 564 159" draw:type="non-primitive" draw:enhanced-path="M 448 159 L 0 80 13 62 27 42 43 21 60 0 564 90 536 109 507 127 478 144 448 159 Z N"/></draw:custom-shape><draw:custom-shape draw:style-name="gr55" draw:text-style-name="P21" svg:width="0.357cm" svg:height="0.033cm" svg:x="0.602cm" svg:y="7.304cm"><text:p/><draw:enhanced-geometry svg:viewBox="0 0 584 163" draw:type="non-primitive" draw:enhanced-path="M 483 163 L 0 78 14 62 28 44 42 27 60 9 64 5 69 0 584 92 559 110 534 129 508 146 483 163 Z N"/></draw:custom-shape><draw:custom-shape draw:style-name="gr56" draw:text-style-name="P21" svg:width="0.366cm" svg:height="0.033cm" svg:x="0.623cm" svg:y="7.297cm"><text:p/><draw:enhanced-geometry svg:viewBox="0 0 596 166" draw:type="non-primitive" draw:enhanced-path="M 504 166 L 0 76 14 62 28 47 39 34 52 23 64 11 76 0 596 91 573 111 551 131 528 148 504 166 Z N"/></draw:custom-shape><draw:custom-shape draw:style-name="gr57" draw:text-style-name="P21" svg:width="0.366cm" svg:height="0.031cm" svg:x="0.644cm" svg:y="7.292cm"><text:p/><draw:enhanced-geometry svg:viewBox="0 0 598 168" draw:type="non-primitive" draw:enhanced-path="M 515 168 L 0 76 19 56 40 38 62 19 82 0 598 92 578 112 558 131 537 149 515 168 Z N"/></draw:custom-shape><draw:custom-shape draw:style-name="gr58" draw:text-style-name="P21" svg:width="0.362cm" svg:height="0.033cm" svg:x="0.669cm" svg:y="7.285cm"><text:p/><draw:enhanced-geometry svg:viewBox="0 0 594 165" draw:type="non-primitive" draw:enhanced-path="M 520 165 L 0 74 23 55 45 35 68 18 91 0 594 90 580 105 566 121 554 133 543 145 531 155 520 165 Z N"/></draw:custom-shape><draw:custom-shape draw:style-name="gr59" draw:text-style-name="P21" svg:width="0.355cm" svg:height="0.033cm" svg:x="0.695cm" svg:y="7.279cm"><text:p/><draw:enhanced-geometry svg:viewBox="0 0 583 164" draw:type="non-primitive" draw:enhanced-path="M 516 164 L 0 72 26 54 51 35 76 17 101 0 583 86 571 103 556 120 540 139 523 157 519 161 516 164 Z N"/></draw:custom-shape><draw:custom-shape draw:style-name="gr60" draw:text-style-name="P21" svg:width="0.345cm" svg:height="0.029cm" svg:x="0.722cm" svg:y="7.272cm"><text:p/><draw:enhanced-geometry svg:viewBox="0 0 563 159" draw:type="non-primitive" draw:enhanced-path="M 503 159 L 0 69 28 50 57 31 86 15 114 0 563 79 551 97 538 117 522 138 503 159 Z N"/></draw:custom-shape><draw:custom-shape draw:style-name="gr61" draw:text-style-name="P21" svg:width="0.324cm" svg:height="0.027cm" svg:x="0.757cm" svg:y="7.267cm"><text:p/><draw:enhanced-geometry svg:viewBox="0 0 529 152" draw:type="non-primitive" draw:enhanced-path="M 482 152 L 0 66 19 56 38 44 57 35 75 26 90 19 104 13 119 6 132 0 529 70 521 90 511 109 498 130 482 152 Z N"/></draw:custom-shape><draw:custom-shape draw:style-name="gr62" draw:text-style-name="P21" svg:width="0.292cm" svg:height="0.027cm" svg:x="0.794cm" svg:y="7.26cm"><text:p/><draw:enhanced-geometry svg:viewBox="0 0 475 141" draw:type="non-primitive" draw:enhanced-path="M 449 141 L 0 62 7 58 14 55 51 39 87 23 123 11 159 0 475 56 475 65 474 75 472 85 470 95 466 106 460 118 456 129 449 141 Z N"/></draw:custom-shape><draw:custom-shape draw:style-name="gr63" draw:text-style-name="P21" svg:width="0.248cm" svg:height="0.024cm" svg:x="0.838cm" svg:y="7.255cm"><text:p/><draw:enhanced-geometry svg:viewBox="0 0 404 121" draw:type="non-primitive" draw:enhanced-path="M 397 121 L 0 51 28 41 55 32 83 23 111 16 137 11 165 6 191 2 217 0 369 27 381 36 391 47 399 57 403 70 404 81 403 94 401 107 397 121 Z N"/></draw:custom-shape><draw:custom-shape draw:style-name="gr64" draw:text-style-name="P21" svg:width="0.193cm" svg:height="0.018cm" svg:x="0.891cm" svg:y="7.255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65" draw:text-style-name="P21" svg:width="0.092cm" svg:height="0.008cm" svg:x="0.972cm" svg:y="7.255cm"><text:p/><draw:enhanced-geometry svg:viewBox="0 0 152 28" draw:type="non-primitive" draw:enhanced-path="M 152 28 L 0 1 16 0 31 0 52 0 70 2 86 5 102 7 117 12 130 16 141 22 152 28 Z N"/></draw:custom-shape><draw:custom-shape draw:style-name="gr16" draw:text-style-name="P21" svg:width="0.375cm" svg:height="0.341cm" svg:x="-0.284cm" svg:y="7.255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p>
      <text:p text:style-name="P15"><text:span text:style-name="T6">INŻYNIERSKA </text:span><text:span text:style-name="T5">PRACA DYPLOMOWA</text:span></text:p>
      <text:p text:style-name="P13"/>
      <text:p text:style-name="P14"><text:tab/>MAPOWANIE OBIEKTOWO-RELACYJNE</text:p>
      <text:p text:style-name="P14"><text:tab/>W JĘZYKU C++</text:p>
      <text:p text:style-name="P17"/>
      <text:p text:style-name="P17"><text:span text:style-name="T13"><text:tab/> <text:s text:c="7"/>Wydział: Fizyki Technicznej, Informatyki i Matematyki Stosowanej</text:span></text:p>
      <text:p text:style-name="P9"><text:span text:style-name="T11"><text:tab/> <text:s text:c="7"/>Promotor:<text:tab/></text:span><text:span text:style-name="T12">dr inż. Arkadiusz Tomczyk</text:span></text:p>
      <text:p text:style-name="P10"><text:tab/> <text:s text:c="7"/>Dyplomant: <text:tab/><text:span text:style-name="T4">Marcin Maciaszczyk</text:span></text:p>
      <text:p text:style-name="P11"><text:tab/> <text:s text:c="7"/>Nr albumu:<text:tab/><text:span text:style-name="T4">165466</text:span></text:p>
      <text:p text:style-name="P12"><text:tab/> <text:s text:c="7"/>Kierunek:<text:tab/><text:span text:style-name="T4">Informatyka</text:span></text:p>
      <text:p text:style-name="P12"><text:tab/> <text:s text:c="7"/>Specjalność:<text:tab/><text:span text:style-name="T4">Inżynieria Oprogramowania i Analiza Danych</text:span></text:p>
      <text:p text:style-name="P12"/>
      <text:p text:style-name="P16"><text:span text:style-name="T7"><text:tab/>Łódź, </text:span><text:span text:style-name="T9">18 września</text:span><text:span text:style-name="T8"> 2014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ZapfHumnstPL" svg:font-family="ZapfHumnstP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ffffff" draw:end-color="#cccccc"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88cm" loext:contextual-spacing="false" style:line-height-at-least="0.388cm" fo:text-align="justify" style:justify-single-word="false"/>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alutation" style:family="paragraph" style:parent-style-name="Standard" style:next-style-name="Standard" style:class="text">
      <style:paragraph-properties fo:margin-top="0.388cm" fo:margin-bottom="0.388cm" loext:contextual-spacing="false" style:line-height-at-least="0.388cm"/>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Zwrot_20_pożegnalny" style:display-name="Zwrot pożegnalny" style:family="paragraph" style:parent-style-name="Standard" style:next-style-name="Signature">
      <style:paragraph-properties fo:margin-top="0cm" fo:margin-bottom="0.106cm" loext:contextual-spacing="false" style:line-height-at-least="0.388cm" fo:text-align="justify" style:justify-single-word="false" fo:keep-with-next="always"/>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Signature" style:family="paragraph" style:parent-style-name="Standard" style:next-style-name="Podpis_20_-_20_Stanowisko" style:class="text">
      <style:paragraph-properties fo:margin-top="1.552cm" fo:margin-bottom="0cm" loext:contextual-spacing="false" style:line-height-at-least="0.388cm" fo:keep-with-next="always"/>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Data" style:family="paragraph" style:parent-style-name="Standard" style:next-style-name="Nazwisko_20_odbiorcy">
      <style:paragraph-properties fo:margin-top="0cm" fo:margin-bottom="0.388cm" loext:contextual-spacing="false" style:line-height-at-least="0.388cm" fo:text-align="justify" style:justify-single-word="false"/>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Nazwisko_20_odbiorcy" style:display-name="Nazwisko odbiorcy" style:family="paragraph" style:parent-style-name="Standard" style:next-style-name="Standard">
      <style:paragraph-properties fo:margin-top="0.388cm" fo:margin-bottom="0cm" loext:contextual-spacing="false" style:line-height-at-least="0.388cm" fo:text-align="justify" style:justify-single-word="false"/>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Podpis_20_-_20_Stanowisko" style:display-name="Podpis - Stanowisko" style:family="paragraph" style:parent-style-name="Signature" style:next-style-name="Standard">
      <style:paragraph-properties fo:margin-top="0cm" fo:margin-bottom="0cm" loext:contextual-spacing="false"/>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164cm" fo:margin-bottom="0.106cm" loext:contextual-spacing="false"/>
      <style:text-properties style:font-name="Times New Roman" fo:font-size="18pt" style:font-size-asian="18pt" style:font-name-complex="CastleT" style:font-size-complex="18pt"/>
    </style:style>
    <style:style style:name="MP2" style:family="paragraph" style:parent-style-name="Header">
      <style:text-properties fo:color="#8b0002" style:font-name="Times New Roman" style:font-name-complex="ZapfHumnstPL"/>
    </style:style>
    <style:style style:name="MP3" style:family="paragraph" style:parent-style-name="Header">
      <style:paragraph-properties fo:margin-top="0cm" fo:margin-bottom="0.071cm" loext:contextual-spacing="false"/>
      <style:text-properties fo:color="#8b0002" style:font-name="Times New Roman" fo:font-size="10pt" style:font-size-asian="10pt" style:font-name-complex="ZapfHumnstPL" style:font-size-complex="10pt"/>
    </style:style>
    <style:style style:name="MP4" style:family="paragraph" style:parent-style-name="Header">
      <style:text-properties style:font-name="Times New Roman"/>
    </style:style>
    <style:style style:name="MP5" style:family="paragraph" style:parent-style-name="Footer">
      <style:text-properties style:font-name="Times New Roman" fo:font-size="7.5pt" fo:language="en" fo:country="US" style:font-size-asian="7.5pt" style:font-name-complex="ZapfHumnstPL" style:font-size-complex="7.5pt"/>
    </style:style>
    <style:style style:name="MT1" style:family="text">
      <style:text-properties officeooo:rsid="00254ce4"/>
    </style:style>
    <style:style style:name="MT2" style:family="text">
      <style:text-properties fo:font-size="7.5pt" style:font-size-asian="7.5pt" style:font-name-complex="ZapfHumnstPL" style:font-size-complex="7.5pt"/>
    </style:style>
    <style:style style:name="MT3" style:family="text">
      <style:text-properties fo:color="#8b0002" fo:font-size="7.5pt" style:font-size-asian="7.5pt" style:font-name-complex="ZapfHumnstPL" style:font-size-complex="7.5pt"/>
    </style:style>
    <style:page-layout style:name="Mpm1">
      <style:page-layout-properties fo:page-width="12.501cm" fo:page-height="12cm" style:num-format="1" style:print-orientation="portrait" fo:margin-top="0.079cm" fo:margin-bottom="0.891cm" fo:margin-left="1.085cm" fo:margin-right="0.83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909cm" fo:margin-left="0cm" fo:margin-right="0cm" fo:margin-bottom="0.85cm" style:dynamic-spacing="true"/>
      </style:header-style>
      <style:footer-style>
        <style:header-footer-properties fo:min-height="1.309cm" fo:margin-left="0cm" fo:margin-right="0cm" fo:margin-top="1.21cm" style:dynamic-spacing="true"/>
      </style:footer-style>
    </style:page-layout>
  </office:automatic-styles>
  <office:master-styles>
    <style:master-page style:name="Standard" style:page-layout-name="Mpm1">
      <style:header>
        <text:p text:style-name="Header"/>
      </style:header>
      <style:header-first>
        <text:p text:style-name="MP1"><text:s text:c="11"/>Politechnika Łódzka</text:p>
        <text:p text:style-name="MP2"><text:s text:c="5"/><text:span text:style-name="MT1"><text:s text:c="11"/></text:span>Instytut Informatyki</text:p>
      </style:header-first>
      <style:footer>
        <text:p text:style-name="Footer"/>
      </style:footer>
      <style:footer-first>
        <text:p text:style-name="MP3"><text:s text:c="21"/>Instytut Informatyki</text:p>
        <text:p text:style-name="MP4"><text:span text:style-name="MT2"><text:s text:c="28"/>90-924 Łódź, ul. Wólczańska 215, </text:span><text:span text:style-name="MT3">budynek B9</text:span></text:p>
        <text:p text:style-name="MP5"><text:s text:c="28"/>tel. 042 631 27 97, 042 632 97 57, fax 042 630 34 14 email: office@ics.p.lodz.pl</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er firmowy</dc:title>
    <meta:initial-creator>Asia</meta:initial-creator>
    <meta:creation-date>2009-05-27T13:06:00</meta:creation-date>
    <dc:date>2014-09-17T19:34:55.817000000</dc:date>
    <meta:print-date>2006-10-17T10:29:00</meta:print-date>
    <meta:editing-cycles>27</meta:editing-cycles>
    <meta:editing-duration>PT11M57S</meta:editing-duration>
    <meta:generator>LibreOffice/4.3.0.4$Windows_x86 LibreOffice_project/62ad5818884a2fc2e5780dd45466868d41009ec0</meta:generator>
    <meta:document-statistic meta:table-count="0" meta:image-count="0" meta:object-count="0" meta:page-count="1" meta:paragraph-count="15" meta:word-count="67" meta:character-count="657" meta:non-whitespace-character-count="443"/>
  </office:meta>
</office:document-meta>
</file>